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3868in" table:align="left"/>
    </style:style>
    <style:style style:name="Table1.A" style:family="table-column">
      <style:table-column-properties style:column-width="1.984in"/>
    </style:style>
    <style:style style:name="Table1.B" style:family="table-column">
      <style:table-column-properties style:column-width="4.402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2.7306in"/>
    </style:style>
    <style:style style:name="Table2.B" style:family="table-column">
      <style:table-column-properties style:column-width="3.962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color="#000000" loext:opacity="100%" fo:font-weight="bold" style:font-weight-asian="bold" style:font-weight-complex="bold"/>
    </style:style>
    <style:style style:name="P2" style:family="paragraph" style:parent-style-name="Heading_20_3">
      <style:text-properties fo:color="#000000" loext:opacity="100%" fo:font-weight="bold" style:font-weight-asian="bold" style:font-weight-complex="bold"/>
    </style:style>
    <style:style style:name="P3" style:family="paragraph" style:parent-style-name="Standard">
      <style:text-properties fo:color="#c9211e" loext:opacity="100%" fo:font-weight="bold" style:font-weight-asian="bold" style:font-weight-complex="bold"/>
    </style:style>
    <style:style style:name="P4" style:family="paragraph" style:parent-style-name="Standard">
      <style:text-properties fo:color="#000000" loext:opacity="100%"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>
      <style:text-properties fo:color="#000000" loext:opacity="100%"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000000" loext:opacity="100%" fo:font-weight="bold" officeooo:paragraph-rsid="0029697e" style:font-weight-asian="bold" style:font-weight-complex="bold"/>
    </style:style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T1" style:family="text">
      <style:text-properties officeooo:rsid="0029697e"/>
    </style:style>
    <style:style style:name="T2" style:family="text">
      <style:text-properties fo:font-size="15pt" officeooo:rsid="0029697e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🔥 Top Project Ideas Using </text:span><text:span text:style-name="Strong_20_Emphasis"><text:span text:style-name="Source_20_Text">BTC/USDT</text:span></text:span><text:span text:style-name="Strong_20_Emphasis"> or </text:span><text:span text:style-name="Strong_20_Emphasis"><text:span text:style-name="Source_20_Text">ETH/USDT</text:span></text:span><text:span text:style-name="Strong_20_Emphasis"> from Binance</text:span></text:h>
      <text:h text:style-name="Heading_20_3" text:outline-level="3">🔮 1. <text:span text:style-name="Strong_20_Emphasis">Crypto Price Prediction using LSTM/GRU/Transformer</text:span></text:h>
      <text:p text:style-name="Text_20_body"><text:span text:style-name="Strong_20_Emphasis">Goal:</text:span> Predict the next closing price of BTC/USDT or ETH/USDT using deep learning.</text:p>
      <text:list text:style-name="L14">
        <text:list-item>
          <text:p text:style-name="P20"><text:span text:style-name="Strong_20_Emphasis">Tools</text:span>: Python, TensorFlow/Keras, pandas, sklearn</text:p>
        </text:list-item>
        <text:list-item>
          <text:p text:style-name="P20"><text:span text:style-name="Strong_20_Emphasis">Model</text:span>: LSTM / GRU / Transformer</text:p>
        </text:list-item>
        <text:list-item>
          <text:p text:style-name="P20"><text:span text:style-name="Strong_20_Emphasis">Input Features</text:span>: Open, High, Low, Close, Volume, Technical Indicators (RSI, MACD, SMA)</text:p>
        </text:list-item>
        <text:list-item>
          <text:p text:style-name="P20"><text:span text:style-name="Strong_20_Emphasis">Target</text:span>: Next 4h/1d Close Price</text:p>
        </text:list-item>
        <text:list-item>
          <text:p text:style-name="P20"><text:span text:style-name="Strong_20_Emphasis">Enhancement</text:span>: Add <text:span text:style-name="Strong_20_Emphasis">Sentiment Analysis</text:span> using recent crypto news (via NewsAPI or Twitter)</text:p>
        </text:list-item>
      </text:list>
      <text:p text:style-name="Text_20_body">💡 <text:span text:style-name="Strong_20_Emphasis">Attractive Add-On</text:span>: Deploy the model on a <text:span text:style-name="Strong_20_Emphasis">Streamlit dashboard</text:span> with:</text:p>
      <text:list text:style-name="L15">
        <text:list-item>
          <text:p text:style-name="P21">Price charts (Plotly/Candlestick)</text:p>
        </text:list-item>
        <text:list-item>
          <text:p text:style-name="P21">Live prediction</text:p>
        </text:list-item>
        <text:list-item>
          <text:p text:style-name="P21">Confidence intervals</text:p>
        </text:list-item>
      </text:list>
      <text:p text:style-name="Horizontal_20_Line"/>
      <text:h text:style-name="Heading_20_3" text:outline-level="3">📈 2. <text:span text:style-name="Strong_20_Emphasis">Crypto Trend Prediction (Buy/Sell/Hold)</text:span></text:h>
      <text:p text:style-name="Text_20_body"><text:span text:style-name="Strong_20_Emphasis">Goal:</text:span> Instead of predicting exact price, classify future trend: <text:span text:style-name="Source_20_Text">Buy</text:span>, <text:span text:style-name="Source_20_Text">Sell</text:span>, or <text:span text:style-name="Source_20_Text">Hold</text:span></text:p>
      <text:list text:style-name="L16">
        <text:list-item>
          <text:p text:style-name="P22"><text:span text:style-name="Strong_20_Emphasis">Labeling</text:span>:</text:p>
          <text:list>
            <text:list-item>
              <text:p text:style-name="P22">Buy if price increases &gt;1% in next 4h</text:p>
            </text:list-item>
            <text:list-item>
              <text:p text:style-name="P22">Sell if price drops &gt;1%</text:p>
            </text:list-item>
            <text:list-item>
              <text:p text:style-name="P22">Hold otherwise</text:p>
            </text:list-item>
          </text:list>
        </text:list-item>
        <text:list-item>
          <text:p text:style-name="P22"><text:span text:style-name="Strong_20_Emphasis">Model</text:span>: RandomForest, XGBoost, or LSTM</text:p>
        </text:list-item>
        <text:list-item>
          <text:p text:style-name="P22"><text:span text:style-name="Strong_20_Emphasis">Features</text:span>: Candlestick values + Technical indicators</text:p>
        </text:list-item>
      </text:list>
      <text:p text:style-name="Text_20_body">💡 <text:span text:style-name="Strong_20_Emphasis">Attractive Add-On</text:span>:</text:p>
      <text:list text:style-name="L17">
        <text:list-item>
          <text:p text:style-name="P23">Visualize past vs predicted actions</text:p>
        </text:list-item>
        <text:list-item>
          <text:p text:style-name="P23">Simulate a trading strategy and calculate returns</text:p>
        </text:list-item>
      </text:list>
      <text:p text:style-name="Horizontal_20_Line"/>
      <text:h text:style-name="Heading_20_3" text:outline-level="3">💹 3. <text:span text:style-name="Strong_20_Emphasis">Backtesting Crypto Trading Strategies</text:span></text:h>
      <text:p text:style-name="Text_20_body"><text:span text:style-name="Strong_20_Emphasis">Goal:</text:span> Backtest and visualize different trading strategies:</text:p>
      <text:list text:style-name="L18">
        <text:list-item>
          <text:p text:style-name="P24">RSI-Based</text:p>
        </text:list-item>
        <text:list-item>
          <text:p text:style-name="P24">Moving Average Crossover</text:p>
        </text:list-item>
        <text:list-item>
          <text:p text:style-name="P24"><text:soft-page-break/>MACD Strategy</text:p>
        </text:list-item>
        <text:list-item>
          <text:p text:style-name="P24">Bollinger Bands</text:p>
        </text:list-item>
      </text:list>
      <text:p text:style-name="Text_20_body"><text:span text:style-name="Strong_20_Emphasis">Show</text:span>:</text:p>
      <text:list text:style-name="L19">
        <text:list-item>
          <text:p text:style-name="P25">Strategy logic</text:p>
        </text:list-item>
        <text:list-item>
          <text:p text:style-name="P25">Entry/Exit points on chart</text:p>
        </text:list-item>
        <text:list-item>
          <text:p text:style-name="P25">Total returns</text:p>
        </text:list-item>
        <text:list-item>
          <text:p text:style-name="P25">Sharpe Ratio / Max Drawdown</text:p>
        </text:list-item>
      </text:list>
      <text:p text:style-name="Text_20_body">💡 Use <text:span text:style-name="Strong_20_Emphasis">Backtrader</text:span> or custom code + Plotly candlesticks.</text:p>
      <text:p text:style-name="Horizontal_20_Line"/>
      <text:h text:style-name="Heading_20_3" text:outline-level="3">🧠 4. <text:span text:style-name="Strong_20_Emphasis">Reinforcement Learning Crypto Bot</text:span></text:h>
      <text:p text:style-name="Text_20_body"><text:span text:style-name="Strong_20_Emphasis">Goal:</text:span> Train an RL agent to trade BTC/USDT using a custom reward function.</text:p>
      <text:list text:style-name="L20">
        <text:list-item>
          <text:p text:style-name="P26"><text:span text:style-name="Strong_20_Emphasis">Algorithm</text:span>: DQN / PPO / A2C</text:p>
        </text:list-item>
        <text:list-item>
          <text:p text:style-name="P26"><text:span text:style-name="Strong_20_Emphasis">State</text:span>: Last 50 candles</text:p>
        </text:list-item>
        <text:list-item>
          <text:p text:style-name="P26"><text:span text:style-name="Strong_20_Emphasis">Actions</text:span>: Buy, Sell, Hold</text:p>
        </text:list-item>
        <text:list-item>
          <text:p text:style-name="P26"><text:span text:style-name="Strong_20_Emphasis">Reward</text:span>: Net profit over a simulated period</text:p>
        </text:list-item>
      </text:list>
      <text:p text:style-name="Text_20_body">💡 Show backtested trades + compare with random and rule-based agents.</text:p>
      <text:p text:style-name="Horizontal_20_Line"/>
      <text:h text:style-name="Heading_20_3" text:outline-level="3">📊 5. <text:span text:style-name="Strong_20_Emphasis">Crypto Market Dashboard with Prediction and Analysis</text:span></text:h>
      <text:p text:style-name="Text_20_body"><text:span text:style-name="Strong_20_Emphasis">Goal:</text:span> A one-stop dashboard to visualize trends, analyze indicators, and predict prices.</text:p>
      <text:list text:style-name="L21">
        <text:list-item>
          <text:p text:style-name="P27"><text:span text:style-name="Strong_20_Emphasis">Sections</text:span>:</text:p>
          <text:list>
            <text:list-item>
              <text:p text:style-name="P27">Live candlestick chart</text:p>
            </text:list-item>
            <text:list-item>
              <text:p text:style-name="P27">Historical indicators</text:p>
            </text:list-item>
            <text:list-item>
              <text:p text:style-name="P27">LSTM price prediction</text:p>
            </text:list-item>
            <text:list-item>
              <text:p text:style-name="P27">Classification: Buy/Sell</text:p>
            </text:list-item>
            <text:list-item>
              <text:p text:style-name="P27">Simple news sentiment</text:p>
            </text:list-item>
          </text:list>
        </text:list-item>
      </text:list>
      <text:p text:style-name="Text_20_body">💡 Use <text:span text:style-name="Strong_20_Emphasis">Streamlit / Dash / Flask + Plotly</text:span> to deploy this online (on Streamlit Cloud or Render).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oft-page-break/><text:span text:style-name="Strong_20_Emphasis"/></text:p>
      <text:p text:style-name="P14"><text:span text:style-name="Strong_20_Emphasis"><text:span text:style-name="T2">DATA SET STRUCTURE</text:span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Nam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open_time</text:span></text:p>
          </table:table-cell>
          <table:table-cell table:style-name="Table1.A1" office:value-type="string">
            <text:p text:style-name="Table_20_Contents">Start time of the candle (timestamp in m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open</text:span></text:p>
          </table:table-cell>
          <table:table-cell table:style-name="Table1.A1" office:value-type="string">
            <text:p text:style-name="Table_20_Contents">Price at the start of the interv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high</text:span></text:p>
          </table:table-cell>
          <table:table-cell table:style-name="Table1.A1" office:value-type="string">
            <text:p text:style-name="Table_20_Contents">Highest price during the interv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low</text:span></text:p>
          </table:table-cell>
          <table:table-cell table:style-name="Table1.A1" office:value-type="string">
            <text:p text:style-name="Table_20_Contents">Lowest price during the interv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close</text:span></text:p>
          </table:table-cell>
          <table:table-cell table:style-name="Table1.A1" office:value-type="string">
            <text:p text:style-name="Table_20_Contents">Price at the end of the interv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volume</text:span></text:p>
          </table:table-cell>
          <table:table-cell table:style-name="Table1.A1" office:value-type="string">
            <text:p text:style-name="Table_20_Contents">Total amount of base asset traded during the interval (e.g., BTC)</text:p>
          </table:table-cell>
        </table:table-row>
        <table:table-row>
          <table:table-cell table:style-name="Table1.A1" office:value-type="string">
            <text:p text:style-name="Table_20_Contents"><text:span text:style-name="Source_20_Text">close_time</text:span></text:p>
          </table:table-cell>
          <table:table-cell table:style-name="Table1.A1" office:value-type="string">
            <text:p text:style-name="Table_20_Contents">End time of the candle (timestamp in m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quote_asset_volume</text:span></text:p>
          </table:table-cell>
          <table:table-cell table:style-name="Table1.A1" office:value-type="string">
            <text:p text:style-name="Table_20_Contents">Volume traded in the quote asset (e.g., USDT)</text:p>
          </table:table-cell>
        </table:table-row>
        <table:table-row>
          <table:table-cell table:style-name="Table1.A1" office:value-type="string">
            <text:p text:style-name="Table_20_Contents"><text:span text:style-name="Source_20_Text">number_of_trades</text:span></text:p>
          </table:table-cell>
          <table:table-cell table:style-name="Table1.A1" office:value-type="string">
            <text:p text:style-name="Table_20_Contents">Total number of trades in this interv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taker_buy_base_vol</text:span></text:p>
          </table:table-cell>
          <table:table-cell table:style-name="Table1.A1" office:value-type="string">
            <text:p text:style-name="Table_20_Contents">Volume of base asset bought by takers (market buy order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aker_buy_quote_vol</text:span></text:p>
          </table:table-cell>
          <table:table-cell table:style-name="Table1.A1" office:value-type="string">
            <text:p text:style-name="Table_20_Contents">Quote asset volume corresponding to taker buys</text:p>
          </table:table-cell>
        </table:table-row>
        <table:table-row>
          <table:table-cell table:style-name="Table1.A1" office:value-type="string">
            <text:p text:style-name="Table_20_Contents"><text:span text:style-name="Source_20_Text">ignore</text:span></text:p>
          </table:table-cell>
          <table:table-cell table:style-name="Table1.A1" office:value-type="string">
            <text:p text:style-name="Table_20_Contents">Always <text:span text:style-name="Source_20_Text">"0"</text:span> — ignore it</text:p>
          </table:table-cell>
        </table:table-row>
      </table:table>
      <text:p text:style-name="P13"><text:span text:style-name="Strong_20_Emphasis"/></text:p>
      <text:p text:style-name="P13"><text:span text:style-name="Strong_20_Emphasis">-----------------------------------------</text:span></text:p>
      <text:p text:style-name="P13"><text:span text:style-name="Strong_20_Emphasis">def create_sequences(df, window_size):</text:span></text:p>
      <text:p text:style-name="P13"><text:span text:style-name="Strong_20_Emphasis"><text:s text:c="4"/>X, y = [], []</text:span></text:p>
      <text:p text:style-name="P13"><text:span text:style-name="Strong_20_Emphasis"><text:s text:c="4"/>for i in range(len(df) - window_size):</text:span></text:p>
      <text:p text:style-name="P13"><text:span text:style-name="Strong_20_Emphasis"><text:s text:c="8"/>seq_x = df.iloc[i:i+window_size][["open", "high", "low", "close", "volume", "avg_price"]].values</text:span></text:p>
      <text:p text:style-name="P13"><text:span text:style-name="Strong_20_Emphasis"><text:s text:c="8"/>seq_y = df.iloc[i+window_size]["target"]</text:span></text:p>
      <text:p text:style-name="P13"><text:span text:style-name="Strong_20_Emphasis"><text:s text:c="8"/>X.append(seq_x)</text:span></text:p>
      <text:p text:style-name="P13"><text:span text:style-name="Strong_20_Emphasis"><text:s text:c="8"/>y.append(seq_y)</text:span></text:p>
      <text:p text:style-name="P13"><text:span text:style-name="Strong_20_Emphasis"><text:s text:c="4"/>return np.array(X), np.array(y)</text:span></text:p>
      <text:p text:style-name="P13"><text:span text:style-name="Strong_20_Emphasis"/></text:p>
      <text:p text:style-name="P13"><text:span text:style-name="Strong_20_Emphasis">X, y = create_sequences(df, window_size=24)</text:span></text:p>
      <text:p text:style-name="P13"><text:span text:style-name="Strong_20_Emphasis"/></text:p>
      <text:p text:style-name="P13"><text:span text:style-name="Strong_20_Emphasis">from tensorflow.keras.models import Sequential</text:span></text:p>
      <text:p text:style-name="P13"><text:span text:style-name="Strong_20_Emphasis">from tensorflow.keras.layers import LSTM, Dense</text:span></text:p>
      <text:p text:style-name="P13"><text:span text:style-name="Strong_20_Emphasis"/></text:p>
      <text:p text:style-name="P13"><text:span text:style-name="Strong_20_Emphasis">model = Sequential([</text:span></text:p>
      <text:p text:style-name="P13"><text:span text:style-name="Strong_20_Emphasis"><text:s text:c="4"/>LSTM(64, input_shape=(X.shape[1], X.shape[2])),</text:span></text:p>
      <text:p text:style-name="P13"><text:span text:style-name="Strong_20_Emphasis"><text:s text:c="4"/>Dense(1)</text:span></text:p>
      <text:p text:style-name="P13"><text:soft-page-break/><text:span text:style-name="Strong_20_Emphasis">])</text:span></text:p>
      <text:p text:style-name="P13"><text:span text:style-name="Strong_20_Emphasis">model.compile(optimizer='adam', loss='mse')</text:span></text:p>
      <text:p text:style-name="P13"><text:span text:style-name="Strong_20_Emphasis">model.fit(X, y, epochs=20, batch_size=32)</text:span></text:p>
      <text:p text:style-name="P13"><text:span text:style-name="Strong_20_Emphasis"/></text:p>
      <text:p text:style-name="P13"><text:span text:style-name="Strong_20_Emphasis"/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imple Approach (<text:span text:style-name="Source_20_Text">X[i] → y[i+1]</text:span>)</text:p>
            </table:table-cell>
            <table:table-cell table:style-name="Table2.A1" office:value-type="string">
              <text:p text:style-name="Table_20_Heading">Sequence-based Approach (<text:span text:style-name="Source_20_Text">X[i:i+24] → y[i+24]</text:span>)</text:p>
            </table:table-cell>
          </table:table-row>
        </table:table-header-rows>
        <table:table-row>
          <table:table-cell table:style-name="Table2.A1" office:value-type="string">
            <text:p text:style-name="Table_20_Contents">Ignores trends</text:p>
          </table:table-cell>
          <table:table-cell table:style-name="Table2.A1" office:value-type="string">
            <text:p text:style-name="Table_20_Contents">Learns trends and momentum</text:p>
          </table:table-cell>
        </table:table-row>
        <table:table-row>
          <table:table-cell table:style-name="Table2.A1" office:value-type="string">
            <text:p text:style-name="Table_20_Contents">Treats each row independently</text:p>
          </table:table-cell>
          <table:table-cell table:style-name="Table2.A1" office:value-type="string">
            <text:p text:style-name="Table_20_Contents">Sees how values evolve over time</text:p>
          </table:table-cell>
        </table:table-row>
        <table:table-row>
          <table:table-cell table:style-name="Table2.A1" office:value-type="string">
            <text:p text:style-name="Table_20_Contents">Poor on volatile data</text:p>
          </table:table-cell>
          <table:table-cell table:style-name="Table2.A1" office:value-type="string">
            <text:p text:style-name="Table_20_Contents">Better at learning from past sequences</text:p>
          </table:table-cell>
        </table:table-row>
      </table:table>
      <text:p text:style-name="P1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09:36:51.530980415</meta:creation-date>
    <dc:date>2025-08-01T22:32:16.854160492</dc:date>
    <meta:editing-duration>P1DT5H26M16S</meta:editing-duration>
    <meta:editing-cycles>8</meta:editing-cycles>
    <meta:generator>LibreOffice/24.2.7.2$Linux_X86_64 LibreOffice_project/420$Build-2</meta:generator>
    <meta:document-statistic meta:table-count="2" meta:image-count="0" meta:object-count="0" meta:page-count="4" meta:paragraph-count="104" meta:word-count="531" meta:character-count="3551" meta:non-whitespace-character-count="3105"/>
  </office:meta>
</office:document-meta>
</file>